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d9ea" officeooo:paragraph-rsid="001fd9ea"/>
    </style:style>
    <style:style style:name="P2" style:family="paragraph" style:parent-style-name="Standard">
      <style:paragraph-properties fo:break-before="page"/>
      <style:text-properties officeooo:rsid="001fd9ea" officeooo:paragraph-rsid="001fd9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ar lati = 0;</text:p>
      <text:p text:style-name="P1">var long = 0;</text:p>
      <text:p text:style-name="P1">var opc = {</text:p>
      <text:p text:style-name="P1"><text:s text:c="4"/>enableHighAccuracy: true,</text:p>
      <text:p text:style-name="P1"><text:s text:c="4"/>timeout: 10000,</text:p>
      <text:p text:style-name="P1"><text:s text:c="4"/>maximumAge: 30000</text:p>
      <text:p text:style-name="P1">};</text:p>
      <text:p text:style-name="P1"/>
      <text:p text:style-name="P1">var texto = "";</text:p>
      <text:p text:style-name="P1"/>
      <text:p text:style-name="P1">document.addEventListener("readystatechange", cargar_eventos, false );</text:p>
      <text:p text:style-name="P1"/>
      <text:p text:style-name="P1">function cargar_eventos(evento) {</text:p>
      <text:p text:style-name="P1"><text:s text:c="2"/>if (document.readyState == "interactive") {</text:p>
      <text:p text:style-name="P1"><text:s text:c="5"/>leerDatos();</text:p>
      <text:p text:style-name="P1"><text:s text:c="5"/>control_imagen();</text:p>
      <text:p text:style-name="P1"><text:s text:c="5"/>document.formulario.regalo[0].addEventListener("change", control_imagen);</text:p>
      <text:p text:style-name="P1"><text:s text:c="5"/>document.formulario.regalo[1].addEventListener("change", control_imagen);</text:p>
      <text:p text:style-name="P1"><text:s text:c="5"/>document.formulario.regalo[2].addEventListener("change", control_imagen);</text:p>
      <text:p text:style-name="P1"><text:s text:c="5"/>document.images[0].addEventListener("click", enviar);</text:p>
      <text:p text:style-name="P1">// <text:s text:c="4"/>window.addEventListener("unload", guardarDatos);</text:p>
      <text:p text:style-name="P1"><text:s text:c="2"/>}</text:p>
      <text:p text:style-name="P1">}</text:p>
      <text:p text:style-name="P1">function control_imagen() {</text:p>
      <text:p text:style-name="P1">//alert("Control imagen");</text:p>
      <text:p text:style-name="P1"><text:s text:c="5"/>if (contar() &gt; 0) {</text:p>
      <text:p text:style-name="P1"><text:s text:c="8"/>document.images[0].style.display = "block";</text:p>
      <text:p text:style-name="P1"><text:s text:c="5"/>} else {</text:p>
      <text:p text:style-name="P1"><text:s text:c="8"/>document.images[0].style.display = "none";</text:p>
      <text:p text:style-name="P1"><text:s text:c="5"/>}</text:p>
      <text:p text:style-name="P1">}</text:p>
      <text:p text:style-name="P1">function contar() {</text:p>
      <text:p text:style-name="P1">//alert("Contar");</text:p>
      <text:p text:style-name="P1"><text:tab/>var opcion = 0;</text:p>
      <text:p text:style-name="P1"><text:s text:c="8"/>for (var i = 0; i &lt; document.formulario.regalo.length; i++) {</text:p>
      <text:p text:style-name="P1"><text:s text:c="17"/>if (document.formulario.regalo[i].checked) {</text:p>
      <text:p text:style-name="P1"><text:s text:c="20"/>opcion += 1;</text:p>
      <text:p text:style-name="P1"><text:s text:c="17"/>}</text:p>
      <text:p text:style-name="P1"><text:s text:c="8"/>}</text:p>
      <text:p text:style-name="P1"><text:tab/>return opcion;</text:p>
      <text:p text:style-name="P1">}</text:p>
      <text:p text:style-name="P1">function enviar() {</text:p>
      <text:p text:style-name="P1"><text:s text:c="2"/>if (contar() == 2) {</text:p>
      <text:p text:style-name="P1"><text:s text:c="4"/>guardarDatos();</text:p>
      <text:p text:style-name="P1">//alert("Enviando los datos al servidor");</text:p>
      <text:p text:style-name="P1"><text:s text:c="4"/>document.getElementById("cargando").style.display = "block";</text:p>
      <text:p text:style-name="P1"><text:s text:c="4"/>$("#datos").load("server.php", {}, function() {document.getElementById("cargando").style.display = "none"})</text:p>
      <text:p text:style-name="P1"><text:s text:c="2"/>} else {</text:p>
      <text:p text:style-name="P1"><text:s text:c="4"/>document.getElementById("error").style.display = "block";</text:p>
      <text:p text:style-name="P1"><text:s text:c="4"/>setTimeout("ocultar()", 5000);</text:p>
      <text:p text:style-name="P1"><text:s text:c="2"/>}</text:p>
      <text:p text:style-name="P1">}</text:p>
      <text:p text:style-name="P2">function ocultar() {</text:p>
      <text:p text:style-name="P1"><text:s text:c="4"/>document.getElementById("error").style.display = "none";</text:p>
      <text:p text:style-name="P1">}</text:p>
      <text:p text:style-name="P1">function leerDatos() {</text:p>
      <text:p text:style-name="P1">//alert("Leer datos");</text:p>
      <text:p text:style-name="P1"><text:tab/>if (document.cookie.length &gt; 0) {</text:p>
      <text:p text:style-name="P1"><text:s text:c="11"/>var sep1 = new RegExp("; ", "g");</text:p>
      <text:p text:style-name="P1"><text:tab/> <text:s text:c="2"/>var sep2 = new RegExp("=", "g");</text:p>
      <text:p text:style-name="P1"><text:tab/> <text:s text:c="2"/>// Crea listaCookies con las cookies existentes</text:p>
      <text:p text:style-name="P1"><text:s text:c="11"/>var listaCookies = document.cookie.split(sep1);</text:p>
      <text:p text:style-name="P1"><text:tab/> <text:s text:c="2"/>// Recorre la lista de cookies</text:p>
      <text:p text:style-name="P1"><text:s text:c="11"/>for (var i = 0; i &lt; listaCookies.length ; i++) {</text:p>
      <text:p text:style-name="P1"><text:tab/> <text:s text:c="7"/>var cookie = listaCookies[i].split(sep2);</text:p>
      <text:p text:style-name="P1"><text:tab/><text:tab/>if (cookie[0] == "visita") {</text:p>
      <text:p text:style-name="P1"><text:tab/><text:tab/><text:tab/>texto = cookie[1];</text:p>
      <text:p text:style-name="P1"><text:s text:c="16"/>}</text:p>
      <text:p text:style-name="P1"><text:tab/><text:tab/>if (cookie[0] == "latitud") {</text:p>
      <text:p text:style-name="P1"><text:tab/><text:tab/><text:tab/>texto = texto + "&lt;br&gt;" + "Desde la posición: Latitud.- " + cookie[1];</text:p>
      <text:p text:style-name="P1"><text:s text:c="16"/>}</text:p>
      <text:p text:style-name="P1"><text:tab/><text:tab/>if (cookie[0] == "longitud") {</text:p>
      <text:p text:style-name="P1"><text:tab/><text:tab/><text:tab/>texto = texto + " Longitud.- " + cookie[1];</text:p>
      <text:p text:style-name="P1"><text:s text:c="16"/>}</text:p>
      <text:p text:style-name="P1"><text:tab/> <text:s text:c="2"/>}</text:p>
      <text:p text:style-name="P1"><text:tab/> <text:s text:c="2"/>document.getElementById("ultima_visita").innerHTML = texto;</text:p>
      <text:p text:style-name="P1"><text:s text:c="11"/>var opciones = 0;</text:p>
      <text:p text:style-name="P1"><text:s text:c="11"/>if (typeof(Storage) !== "undefined") {</text:p>
      <text:p text:style-name="P1"><text:s text:c="14"/>if (localStorage.getItem("opciones") !== null) {</text:p>
      <text:p text:style-name="P1"><text:s text:c="17"/>var opciones = Number(localStorage.getItem("opciones"));</text:p>
      <text:p text:style-name="P1"><text:s text:c="14"/>}</text:p>
      <text:p text:style-name="P1"><text:s text:c="11"/>} else {</text:p>
      <text:p text:style-name="P1"><text:s text:c="14"/>alert("Sintiendolo mucho tu navegador no soporta Web Storage");</text:p>
      <text:p text:style-name="P1"><text:s text:c="11"/>}</text:p>
      <text:p text:style-name="P1"><text:s text:c="11"/>for (var j = document.formulario.regalo.length - 1; j &gt;= 0; j--){</text:p>
      <text:p text:style-name="P1"><text:s text:c="15"/>if (opciones &gt;= Math.pow(2, j)) {</text:p>
      <text:p text:style-name="P1"><text:s text:c="18"/>opciones -= Math.pow(2, j);</text:p>
      <text:p text:style-name="P1"><text:s text:c="18"/>document.formulario.regalo[j].checked = true;</text:p>
      <text:p text:style-name="P1"><text:s text:c="15"/>} else {</text:p>
      <text:p text:style-name="P1"><text:s text:c="18"/>document.formulario.regalo[j].checked = false;</text:p>
      <text:p text:style-name="P1"><text:s text:c="15"/>}</text:p>
      <text:p text:style-name="P1"><text:s text:c="11"/>}</text:p>
      <text:p text:style-name="P1"/>
      <text:p text:style-name="P1"><text:s text:c="8"/>}</text:p>
      <text:p text:style-name="P1">}</text:p>
      <text:p text:style-name="P2">function guardarDatos() {</text:p>
      <text:p text:style-name="P1"><text:tab/>var meses = new Array("Enero", "Febrero", "Marzo", "Abril", "Mayo", "Junio",</text:p>
      <text:p text:style-name="P1"><text:s text:c="30"/>"Julio", "Agosto", "Septiembre", "Octubre", "Noviembre", "Diciembre");</text:p>
      <text:p text:style-name="P1"><text:tab/>var fecha = new Date();</text:p>
      <text:p text:style-name="P1"><text:tab/>var cadena = "Fecha última visita: " + fecha.getDate() + " de " + meses[fecha.getMonth()] + " de " + fecha.getFullYear();</text:p>
      <text:p text:style-name="P1"><text:tab/>fecha.setTime(fecha.getTime() + 1000*60*5);</text:p>
      <text:p text:style-name="P1"><text:tab/>navigator.geolocation.getCurrentPosition(localizado, no_localizado, opc);</text:p>
      <text:p text:style-name="P1"><text:tab/>var opcion = 0;</text:p>
      <text:p text:style-name="P1"><text:s text:c="8"/>for (var i = 0; i &lt; document.formulario.regalo.length; i++) {</text:p>
      <text:p text:style-name="P1"><text:s text:c="17"/>if (document.formulario.regalo[i].checked) {</text:p>
      <text:p text:style-name="P1"><text:s text:c="20"/>opcion += Math.pow(2, i);</text:p>
      <text:p text:style-name="P1"><text:s text:c="17"/>}</text:p>
      <text:p text:style-name="P1"><text:s text:c="8"/>}</text:p>
      <text:p text:style-name="P1"><text:s text:c="8"/>document.cookie = "visita=" + cadena +";expires=" + fecha.toUTCString();</text:p>
      <text:p text:style-name="P1"><text:s text:c="8"/>document.cookie = "latitud=" + lati +";expires=" + fecha.toUTCString();</text:p>
      <text:p text:style-name="P1"><text:s text:c="8"/>document.cookie = "longitud=" + long +";expires=" + fecha.toUTCString();</text:p>
      <text:p text:style-name="P1"><text:s text:c="8"/>if (typeof(Storage) !== "undefined") {</text:p>
      <text:p text:style-name="P1"><text:s text:c="11"/>localStorage.setItem("opciones", opcion);</text:p>
      <text:p text:style-name="P1"><text:s text:c="8"/>} else {</text:p>
      <text:p text:style-name="P1"><text:s text:c="11"/>alert("Sintiendolo mucho tu navegador no soporta Web Storage");</text:p>
      <text:p text:style-name="P1"><text:s text:c="8"/>}</text:p>
      <text:p text:style-name="P1">}</text:p>
      <text:p text:style-name="P1">function localizado (objeto) {</text:p>
      <text:p text:style-name="P1">alert("Localizado");</text:p>
      <text:p text:style-name="P1"><text:tab/>lati = objeto.coords.latitude;</text:p>
      <text:p text:style-name="P1"><text:s text:c="8"/>long = objeto.coords.longitude;</text:p>
      <text:p text:style-name="P1">}</text:p>
      <text:p text:style-name="P1">function no_localizado () {</text:p>
      <text:p text:style-name="P1">//alert("No localizado");</text:p>
      <text:p text:style-name="P1"><text:tab/>lati = 0;</text:p>
      <text:p text:style-name="P1"><text:s text:c="8"/>long = 0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10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23:59:46.970895745</meta:creation-date>
    <meta:print-date>2018-02-20T00:05:34.316191775</meta:print-date>
    <dc:date>2018-02-20T00:14:21.202300551</dc:date>
    <meta:editing-duration>PT14M3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123" meta:word-count="451" meta:character-count="4359" meta:non-whitespace-character-count="3297"/>
  </office:meta>
</office:document-meta>
</file>